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b5c8" officeooo:paragraph-rsid="0003b5c8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officeooo:rsid="00076e17" officeooo:paragraph-rsid="00076e17"/>
    </style:style>
    <style:style style:name="P5" style:family="paragraph" style:parent-style-name="Preformatted_20_Text" style:list-style-name="L2"/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Preformatted_20_Text" style:list-style-name="L2">
      <style:paragraph-properties fo:margin-top="0in" fo:margin-bottom="0.1965in" style:contextual-spacing="false"/>
    </style:style>
    <style:style style:name="T1" style:family="text">
      <style:text-properties officeooo:rsid="00059268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03705531954808428" text:style-name="L1">
        <text:list-item>
          <text:p text:style-name="P2">Add the redirect rule.</text:p>
        </text:list-item>
      </text:list>
      <text:p text:style-name="P1">This is instructions for what I need to do with hikephotos.com, the live version, to make the site work (hopefully)? Do I need to log in through ssh shell?</text:p>
      <text:list xml:id="list1415620994560196347" text:style-name="L2">
        <text:list-item>
          <text:p text:style-name="P3">In a text editor, open <text:span text:style-name="Teletype">~/webapps/</text:span><text:span text:style-name="Teletype"><text:span text:style-name="Emphasis">app_name</text:span></text:span><text:span text:style-name="Teletype">/.htaccess</text:span>, where <text:span text:style-name="Emphasis">app_name</text:span> is the name of the new Static/CGI/PHP application.</text:p>
        </text:list-item>
        <text:list-item>
          <text:p text:style-name="P3">Append the following lines:</text:p>
          <text:p text:style-name="P5">RewriteEngine On</text:p>
          <text:p text:style-name="P5">RewriteCond %{HTTP:X-Forwarded-SSL} !on</text:p>
          <text:p text:style-name="P7">RewriteRule ^(.*)$ https://%{HTTP_HOST}%{REQUEST_URI} [R=301,L]</text:p>
        </text:list-item>
        <text:list-item>
          <text:p text:style-name="P3">Save and close the file.</text:p>
        </text:list-item>
      </text:list>
      <text:p text:style-name="P4">For one page only:</text:p>
      <text:p text:style-name="P4"/>
      <text:p text:style-name="P4"/>
      <text:p text:style-name="Preformatted_20_Text"><text:span text:style-name="Source_20_Text">RewriteEngine on</text:span></text:p>
      <text:p text:style-name="Preformatted_20_Text"><text:span text:style-name="Source_20_Text">RewriteCond %{HTTPS} off</text:span></text:p>
      <text:p text:style-name="P6"><text:span text:style-name="Source_20_Text">RewriteRule ^</text:span><text:span text:style-name="Source_20_Text"><text:span text:style-name="T1">checkout</text:span></text:span><text:span text:style-name="Source_20_Text">\.</text:span><text:span text:style-name="Source_20_Text"><text:span text:style-name="T1">php</text:span></text:span><text:span text:style-name="Source_20_Text">$ https://www.</text:span><text:span text:style-name="Source_20_Text"><text:span text:style-name="T1">hikephotos</text:span></text:span><text:span text:style-name="Source_20_Text">.com/</text:span><text:span text:style-name="Source_20_Text"><text:span text:style-name="T1">checkout</text:span></text:span><text:span text:style-name="Source_20_Text">.</text:span><text:span text:style-name="Source_20_Text"><text:span text:style-name="T1">php</text:span></text:span><text:span text:style-name="Source_20_Text"> [L,R=301]</text:span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9:45:02.696916769</meta:creation-date>
    <dc:date>2015-03-05T17:03:30.256264076</dc:date>
    <meta:editing-duration>PT6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1" meta:paragraph-count="12" meta:word-count="84" meta:character-count="606" meta:non-whitespace-character-count="538"/>
  </office:meta>
</office:document-meta>
</file>